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AfterTestClassCallbacks.evalu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unAfterTestClassCallbacks.RunAfterTestClassCallbacks( Statement next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